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officeooo:rsid="000b7a7c" officeooo:paragraph-rsid="000b7a7c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1725a3" officeooo:paragraph-rsid="001725a3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725a3" officeooo:paragraph-rsid="001b9f0f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officeooo:paragraph-rsid="001ee06c"/>
    </style:style>
    <style:style style:name="P5" style:family="paragraph" style:parent-style-name="Quotations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09f638"/>
    </style:style>
    <style:style style:name="P8" style:family="paragraph" style:parent-style-name="Text_20_body" style:list-style-name="L1">
      <style:text-properties officeooo:paragraph-rsid="00094653"/>
    </style:style>
    <style:style style:name="P9" style:family="paragraph" style:parent-style-name="Text_20_body" style:list-style-name="L1">
      <style:text-properties officeooo:paragraph-rsid="000ae015"/>
    </style:style>
    <style:style style:name="P10" style:family="paragraph" style:parent-style-name="Text_20_body" style:list-style-name="L1">
      <style:text-properties officeooo:paragraph-rsid="001fd035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Liberation Serif" style:text-underline-style="none" fo:font-weight="normal" officeooo:rsid="0004b2bb" officeooo:paragraph-rsid="0004b2bb" style:font-weight-asian="normal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Liberation Serif" style:text-underline-style="none" fo:font-weight="normal" officeooo:rsid="00061fb8" officeooo:paragraph-rsid="00061fb8" style:font-weight-asian="normal" style:font-weight-complex="normal"/>
    </style:style>
    <style:style style:name="P13" style:family="paragraph" style:parent-style-name="Text_20_body" style:list-style-name="L1">
      <style:paragraph-properties fo:text-align="start" style:justify-single-word="false"/>
      <style:text-properties style:font-name="Liberation Serif" style:text-underline-style="none" fo:font-weight="normal" officeooo:rsid="00061fb8" officeooo:paragraph-rsid="0009f638" style:font-weight-asian="normal" style:font-weight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style:font-name="Liberation Serif" style:text-underline-style="none" fo:font-weight="normal" officeooo:rsid="0009f638" officeooo:paragraph-rsid="0009f638" style:font-weight-asian="normal" style:font-weight-complex="normal"/>
    </style:style>
    <style:style style:name="P15" style:family="paragraph" style:parent-style-name="Text_20_body" style:list-style-name="L1">
      <style:paragraph-properties fo:text-align="start" style:justify-single-word="false"/>
      <style:text-properties style:font-name="Liberation Serif" style:text-underline-style="none" fo:font-weight="normal" officeooo:rsid="0009f638" officeooo:paragraph-rsid="001fd035" style:font-weight-asian="normal" style:font-weight-complex="normal"/>
    </style:style>
    <style:style style:name="P16" style:family="paragraph" style:parent-style-name="Text_20_body" style:list-style-name="L1">
      <style:paragraph-properties fo:text-align="start" style:justify-single-word="false"/>
      <style:text-properties style:font-name="Liberation Serif" style:text-underline-style="none" fo:font-weight="normal" officeooo:rsid="00080fe9" officeooo:paragraph-rsid="00080fe9" style:font-weight-asian="normal" style:font-weight-complex="normal"/>
    </style:style>
    <style:style style:name="P17" style:family="paragraph" style:parent-style-name="Text_20_body" style:list-style-name="L1">
      <style:paragraph-properties fo:text-align="start" style:justify-single-word="false"/>
      <style:text-properties style:font-name="Liberation Serif" style:text-underline-style="none" fo:font-weight="normal" officeooo:rsid="00080fe9" officeooo:paragraph-rsid="001fd035" style:font-weight-asian="normal" style:font-weight-complex="normal"/>
    </style:style>
    <style:style style:name="P18" style:family="paragraph" style:parent-style-name="Text_20_body" style:list-style-name="L1">
      <style:paragraph-properties fo:text-align="start" style:justify-single-word="false"/>
      <style:text-properties style:font-name="Liberation Serif" style:text-underline-style="none" fo:font-weight="normal" officeooo:rsid="000923f8" officeooo:paragraph-rsid="001fd035" style:font-weight-asian="normal" style:font-weight-complex="normal"/>
    </style:style>
    <style:style style:name="P19" style:family="paragraph" style:parent-style-name="Text_20_body" style:list-style-name="L1">
      <style:text-properties style:font-name="Liberation Serif"/>
    </style:style>
    <style:style style:name="P20" style:family="paragraph" style:parent-style-name="Text_20_body" style:list-style-name="L1">
      <style:text-properties style:font-name="Liberation Serif" officeooo:rsid="0009f638" officeooo:paragraph-rsid="001fd035"/>
    </style:style>
    <style:style style:name="P21" style:family="paragraph" style:parent-style-name="Text_20_body" style:list-style-name="L1">
      <style:text-properties style:font-name="Liberation Serif" officeooo:rsid="000ae015" officeooo:paragraph-rsid="000ae015"/>
    </style:style>
    <style:style style:name="P22" style:family="paragraph" style:parent-style-name="Text_20_body" style:list-style-name="L1">
      <style:text-properties style:font-name="Liberation Serif" officeooo:rsid="0007f16b" officeooo:paragraph-rsid="001fd035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Liberation Serif" officeooo:rsid="00061fb8" officeooo:paragraph-rsid="001fd035"/>
    </style:style>
    <style:style style:name="P24" style:family="paragraph" style:parent-style-name="Text_20_body" style:list-style-name="L4">
      <style:paragraph-properties fo:text-align="start" style:justify-single-word="false"/>
      <style:text-properties style:font-name="Liberation Serif" officeooo:rsid="001b9f0f" officeooo:paragraph-rsid="001fd035"/>
    </style:style>
    <style:style style:name="P25" style:family="paragraph" style:parent-style-name="Text_20_body">
      <style:paragraph-properties fo:text-align="start" style:justify-single-word="false"/>
      <style:text-properties style:font-name="Liberation Serif" fo:font-weight="bold" officeooo:rsid="000b7a7c" officeooo:paragraph-rsid="001ee06c" style:font-weight-asian="bold" style:font-weight-complex="bold"/>
    </style:style>
    <style:style style:name="P26" style:family="paragraph" style:parent-style-name="Text_20_body" style:list-style-name="L1">
      <style:text-properties fo:font-variant="normal" fo:text-transform="none" fo:color="#000000" style:font-name="Liberation Serif" fo:letter-spacing="normal" fo:font-style="normal" style:text-underline-style="none" officeooo:rsid="0009281e" officeooo:paragraph-rsid="0009f638"/>
    </style:style>
    <style:style style:name="P27" style:family="paragraph" style:parent-style-name="Text_20_body" style:list-style-name="L1">
      <style:text-properties fo:font-variant="normal" fo:text-transform="none" fo:color="#000000" style:font-name="Liberation Serif" fo:letter-spacing="normal" fo:font-style="normal" style:text-underline-style="none" officeooo:rsid="0009281e" officeooo:paragraph-rsid="00063f63"/>
    </style:style>
    <style:style style:name="P28" style:family="paragraph" style:parent-style-name="Text_20_body" style:list-style-name="L1">
      <style:text-properties fo:font-variant="normal" fo:text-transform="none" fo:color="#000000" style:font-name="Liberation Serif" fo:letter-spacing="normal" fo:font-style="normal" style:text-underline-style="none" officeooo:rsid="00063f63" officeooo:paragraph-rsid="00063f63"/>
    </style:style>
    <style:style style:name="P29" style:family="paragraph" style:parent-style-name="Text_20_body" style:list-style-name="L1">
      <style:text-properties fo:font-variant="normal" fo:text-transform="none" fo:color="#000000" style:font-name="Liberation Serif" fo:letter-spacing="normal" fo:font-style="normal" style:text-underline-style="none" officeooo:rsid="0009f638" officeooo:paragraph-rsid="0009f638"/>
    </style:style>
    <style:style style:name="P30" style:family="paragraph" style:parent-style-name="Text_20_body" style:list-style-name="L2">
      <style:paragraph-properties fo:text-align="start" style:justify-single-word="false"/>
      <style:text-properties fo:font-weight="normal" officeooo:rsid="000b7a7c" officeooo:paragraph-rsid="000b7a7c" style:font-weight-asian="normal" style:font-weight-complex="normal"/>
    </style:style>
    <style:style style:name="P31" style:family="paragraph" style:parent-style-name="Text_20_body" style:list-style-name="L2">
      <style:paragraph-properties fo:text-align="start" style:justify-single-word="false"/>
      <style:text-properties fo:font-weight="normal" officeooo:rsid="000b7a7c" officeooo:paragraph-rsid="001fd035" style:font-weight-asian="normal" style:font-weight-complex="normal"/>
    </style:style>
    <style:style style:name="P32" style:family="paragraph" style:parent-style-name="Text_20_body" style:list-style-name="L3">
      <style:paragraph-properties fo:text-align="start" style:justify-single-word="false"/>
      <style:text-properties fo:font-weight="normal" officeooo:rsid="000b7a7c" officeooo:paragraph-rsid="001fd035" style:font-weight-asian="normal" style:font-weight-complex="normal"/>
    </style:style>
    <style:style style:name="P33" style:family="paragraph" style:parent-style-name="Text_20_body" style:list-style-name="L5"/>
    <style:style style:name="P34" style:family="paragraph" style:parent-style-name="Text_20_body" style:list-style-name="L6"/>
    <style:style style:name="P35" style:family="paragraph" style:parent-style-name="Text_20_body" style:list-style-name="L1">
      <style:text-properties style:font-name="Liberation Serif" style:text-underline-style="none"/>
    </style:style>
    <style:style style:name="P36" style:family="paragraph" style:parent-style-name="Text_20_body" style:list-style-name="L1">
      <style:text-properties style:font-name="Liberation Serif" style:text-underline-style="none" officeooo:rsid="0009f638" officeooo:paragraph-rsid="0009f638"/>
    </style:style>
    <style:style style:name="P37" style:family="paragraph" style:parent-style-name="Text_20_body" style:list-style-name="L1">
      <style:text-properties style:font-name="Liberation Serif" officeooo:paragraph-rsid="00063f63"/>
    </style:style>
    <style:style style:name="P38" style:family="paragraph" style:parent-style-name="Text_20_body" style:list-style-name="L1">
      <style:text-properties style:font-name="Liberation Serif" officeooo:rsid="00063f63" officeooo:paragraph-rsid="00063f63"/>
    </style:style>
    <style:style style:name="T1" style:family="text">
      <style:text-properties fo:font-variant="normal" fo:text-transform="none" fo:color="#000000" fo:letter-spacing="normal" fo:font-style="normal" style:text-underline-style="none"/>
    </style:style>
    <style:style style:name="T2" style:family="text">
      <style:text-properties fo:font-variant="normal" fo:text-transform="none" fo:color="#000000" fo:letter-spacing="normal" fo:font-style="normal" style:text-underline-style="none" officeooo:rsid="0009281e"/>
    </style:style>
    <style:style style:name="T3" style:family="text">
      <style:text-properties fo:font-variant="normal" fo:text-transform="none" fo:color="#000000" fo:letter-spacing="normal" fo:font-style="normal" style:text-underline-style="none" officeooo:rsid="001fd035"/>
    </style:style>
    <style:style style:name="T4" style:family="text">
      <style:text-properties fo:font-variant="normal" fo:text-transform="none" fo:color="#000000" style:font-name="Abyssinica SIL" fo:letter-spacing="normal" fo:font-style="normal" style:text-underline-style="none"/>
    </style:style>
    <style:style style:name="T5" style:family="text">
      <style:text-properties fo:font-variant="normal" fo:text-transform="none" fo:color="#000000" style:font-name="Abyssinica SIL" fo:letter-spacing="normal" fo:font-style="normal" style:text-underline-style="none" officeooo:rsid="0009281e"/>
    </style:style>
    <style:style style:name="T6" style:family="text">
      <style:text-properties fo:font-variant="normal" fo:text-transform="none" fo:color="#000000" style:font-name="Abyssinica SIL" fo:letter-spacing="normal" fo:font-style="normal" style:text-underline-style="none" officeooo:rsid="001fd035"/>
    </style:style>
    <style:style style:name="T7" style:family="text">
      <style:text-properties fo:font-variant="normal" fo:text-transform="none" fo:color="#000000" style:font-name="Abyssinica SIL" fo:letter-spacing="normal" fo:font-style="normal" style:text-underline-style="none" officeooo:rsid="0018a6b9"/>
    </style:style>
    <style:style style:name="T8" style:family="text">
      <style:text-properties fo:font-variant="normal" fo:text-transform="none" fo:color="#000000" style:font-name="Abyssinica SIL" fo:letter-spacing="normal" fo:font-style="normal" style:text-underline-style="none" fo:font-weight="bold" officeooo:rsid="0018a6b9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80fe9" style:font-weight-asian="bold" style:font-weight-complex="bold"/>
    </style:style>
    <style:style style:name="T11" style:family="text">
      <style:text-properties fo:font-weight="bold" officeooo:rsid="0009f638" style:font-weight-asian="bold" style:font-weight-complex="bold"/>
    </style:style>
    <style:style style:name="T12" style:family="text">
      <style:text-properties fo:font-weight="bold" officeooo:rsid="001fd035" style:font-weight-asian="bold" style:font-weight-complex="bold"/>
    </style:style>
    <style:style style:name="T13" style:family="text">
      <style:text-properties officeooo:rsid="00063f63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094653"/>
    </style:style>
    <style:style style:name="T16" style:family="text">
      <style:text-properties style:font-name="Liberation Serif" officeooo:rsid="0009f638"/>
    </style:style>
    <style:style style:name="T17" style:family="text">
      <style:text-properties style:font-name="Liberation Serif" officeooo:rsid="0018a6b9"/>
    </style:style>
    <style:style style:name="T18" style:family="text">
      <style:text-properties style:font-name="Liberation Serif" style:text-underline-style="none" fo:font-weight="normal" officeooo:rsid="00080fe9" style:font-weight-asian="normal" style:font-weight-complex="normal"/>
    </style:style>
    <style:style style:name="T19" style:family="text">
      <style:text-properties style:font-name="Liberation Serif" style:text-underline-style="none" fo:font-weight="normal" officeooo:rsid="001fd035" style:font-weight-asian="normal" style:font-weight-complex="normal"/>
    </style:style>
    <style:style style:name="T20" style:family="text">
      <style:text-properties style:font-name="Liberation Serif" fo:font-weight="normal" officeooo:rsid="000b7a7c" style:font-weight-asian="normal" style:font-weight-complex="normal"/>
    </style:style>
    <style:style style:name="T21" style:family="text">
      <style:text-properties style:font-name="Liberation Serif" officeooo:rsid="001fd035"/>
    </style:style>
    <style:style style:name="T22" style:family="text">
      <style:text-properties officeooo:rsid="00080fe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094653"/>
    </style:style>
    <style:style style:name="T25" style:family="text">
      <style:text-properties officeooo:rsid="0009f638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officeooo:rsid="000ae015"/>
    </style:style>
    <style:style style:name="T28" style:family="text">
      <style:text-properties officeooo:rsid="000cea64"/>
    </style:style>
    <style:style style:name="T29" style:family="text">
      <style:text-properties officeooo:rsid="001725a3"/>
    </style:style>
    <style:style style:name="T30" style:family="text">
      <style:text-properties officeooo:rsid="001b9f0f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0b7a7c" style:font-weight-asian="normal" style:font-weight-complex="normal"/>
    </style:style>
    <style:style style:name="T33" style:family="text">
      <style:text-properties fo:font-weight="normal" officeooo:rsid="001fd035" style:font-weight-asian="normal" style:font-weight-complex="normal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0063f63" style:font-weight-asian="normal" style:font-weight-complex="normal"/>
    </style:style>
    <style:style style:name="T36" style:family="text">
      <style:text-properties style:text-underline-style="none" fo:font-weight="normal" officeooo:rsid="0009f638" style:font-weight-asian="normal" style:font-weight-complex="normal"/>
    </style:style>
    <style:style style:name="T37" style:family="text">
      <style:text-properties style:text-underline-style="none" fo:font-weight="normal" officeooo:rsid="001fd035" style:font-weight-asian="normal" style:font-weight-complex="normal"/>
    </style:style>
    <style:style style:name="T38" style:family="text">
      <style:text-properties style:text-underline-style="none" fo:font-weight="bold" style:font-weight-asian="bold" style:font-weight-complex="bold"/>
    </style:style>
    <style:style style:name="T39" style:family="text">
      <style:text-properties style:text-underline-style="none" fo:font-weight="bold" officeooo:rsid="00080fe9" style:font-weight-asian="bold" style:font-weight-complex="bold"/>
    </style:style>
    <style:style style:name="T40" style:family="text">
      <style:text-properties style:text-underline-style="none" fo:font-weight="bold" officeooo:rsid="0009f638" style:font-weight-asian="bold" style:font-weight-complex="bold"/>
    </style:style>
    <style:style style:name="T41" style:family="text">
      <style:text-properties style:text-underline-style="none" fo:font-weight="bold" officeooo:rsid="001fd035" style:font-weight-asian="bold" style:font-weight-complex="bold"/>
    </style:style>
    <style:style style:name="T42" style:family="text">
      <style:text-properties officeooo:rsid="001ee06c"/>
    </style:style>
    <style:style style:name="T43" style:family="text">
      <style:text-properties officeooo:rsid="001fd035"/>
    </style:style>
    <style:style style:name="T44" style:family="text">
      <style:text-properties officeooo:rsid="00067e8a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officeooo:rsid="0009f6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ker Installation Steps</text:p>
      <text:list xml:id="list9042458477041809384" text:style-name="L1">
        <text:list-item>
          <text:p text:style-name="P11">Login to AWS Account</text:p>
        </text:list-item>
        <text:list-item>
          <text:p text:style-name="P11">Create single instance with “t2.micro”</text:p>
        </text:list-item>
        <text:list-item>
          <text:p text:style-name="P11">Connect that instance through terminal</text:p>
        </text:list-item>
        <text:list-item>
          <text:p text:style-name="P12">then <text:span text:style-name="T13">follow</text:span> the bellow <text:span text:style-name="T13">steps</text:span> on<text:span text:style-name="T9"> <text:s/></text:span><text:span text:style-name="T12">AWS </text:span><text:span text:style-name="T10">T</text:span><text:span text:style-name="T9">erminal</text:span></text:p>
        </text:list-item>
        <text:list-item>
          <text:p text:style-name="P14"><text:span text:style-name="T22">I</text:span>nstallation docker on aws</text:p>
          <text:list>
            <text:list-item>
              <text:list>
                <text:list-item>
                  <text:p text:style-name="P12"><text:span text:style-name="T43">$ sudo </text:span>wget -qO- https://get.docker.com<text:span text:style-name="T9">/ |</text:span> sh</text:p>
                </text:list-item>
              </text:list>
            </text:list-item>
          </text:list>
        </text:list-item>
        <text:list-item>
          <text:p text:style-name="P14">Cr<text:span text:style-name="T14">eate one folder on that</text:span></text:p>
          <text:list>
            <text:list-item>
              <text:list>
                <text:list-item>
                  <text:p text:style-name="P35"><text:span text:style-name="T43">$ </text:span>sudo mkdir Docker </text:p>
                </text:list-item>
              </text:list>
            </text:list-item>
          </text:list>
        </text:list-item>
        <text:list-item>
          <text:p text:style-name="P36">moved to that folder</text:p>
          <text:list>
            <text:list-item>
              <text:list>
                <text:list-item>
                  <text:p text:style-name="P37"><text:span text:style-name="T3">$ </text:span><text:span text:style-name="T2">cd <text:s/>Docker</text:span></text:p>
                </text:list-item>
              </text:list>
            </text:list-item>
          </text:list>
        </text:list-item>
        <text:list-item>
          <text:p text:style-name="P26">Enter into sudo mode then list the containers</text:p>
          <text:list>
            <text:list-item>
              <text:list>
                <text:list-item>
                  <text:p text:style-name="P27"><text:span text:style-name="T43">$ </text:span>sudo su</text:p>
                </text:list-item>
                <text:list-item>
                  <text:p text:style-name="P27"><text:span text:style-name="T43">$ </text:span>docker ps -a</text:p>
                  <text:p text:style-name="P38"><text:span text:style-name="T2">o</text:span><text:span text:style-name="T1">r</text:span></text:p>
                </text:list-item>
                <text:list-item>
                  <text:p text:style-name="P28"><text:span text:style-name="T43">$ </text:span>docker ps </text:p>
                </text:list-item>
              </text:list>
            </text:list-item>
          </text:list>
        </text:list-item>
        <text:list-item>
          <text:p text:style-name="P29"><text:span text:style-name="T43">T</text:span>o view the docker images.</text:p>
          <text:list>
            <text:list-item>
              <text:list>
                <text:list-item>
                  <text:p text:style-name="P28"><text:span text:style-name="T43">$ </text:span>docker images</text:p>
                </text:list-item>
              </text:list>
            </text:list-item>
          </text:list>
        </text:list-item>
        <text:list-item>
          <text:p text:style-name="P7"><text:span text:style-name="Source_20_Text"><text:span text:style-name="T16">checking how many files are there in</text:span></text:span><text:span text:style-name="Source_20_Text"><text:span text:style-name="T16"> docker.</text:span></text:span></text:p>
          <text:list>
            <text:list-item>
              <text:list>
                <text:list-item>
                  <text:p text:style-name="P19"><text:span text:style-name="T43">$ </text:span>ls<text:span text:style-name="T44"> </text:span></text:p>
                </text:list-item>
              </text:list>
            </text:list-item>
          </text:list>
        </text:list-item>
        <text:list-item>
          <text:p text:style-name="P20"><text:span text:style-name="T6">C</text:span><text:span text:style-name="T4">reate a file in docker </text:span><text:span text:style-name="T7">( name must be </text:span><text:span text:style-name="T8">dockerfile</text:span><text:span text:style-name="T7"> ) </text:span><text:span text:style-name="T6">and </text:span>edit the dockerfile <text:span text:style-name="T43">with the</text:span> mentioned content.</text:p>
          <text:list>
            <text:list-item>
              <text:list>
                <text:list-item>
                  <text:p text:style-name="P6"><text:span text:style-name="T21">$ </text:span><text:span text:style-name="T14">vi </text:span><text:span text:style-name="T17">d</text:span><text:span text:style-name="Source_20_Text"><text:span text:style-name="T14">ockerfile</text:span></text:span></text:p>
                  <text:list>
                    <text:list-item>
                      <text:list>
                        <text:list-item>
                          <text:p text:style-name="P6"><text:span text:style-name="Source_20_Text"><text:span text:style-name="T14">add this content on file </text:span></text:span></text:p>
                          <text:list>
                            <text:list-item>
                              <text:list>
                                <text:list-item>
                                  <text:p text:style-name="P8"><text:span text:style-name="Source_20_Text"><text:span text:style-name="T14">FROM tomcat:8.0.38-jre8<text:tab/>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pan text:style-name="Source_20_Text"><text:span text:style-name="T16">build the image through repositary with docker image name as “tomcatcajp:</text:span></text:span><text:span text:style-name="Source_20_Text"><text:span text:style-name="T21">latest</text:span></text:span><text:span text:style-name="Source_20_Text"><text:span text:style-name="T16">”, </text:span></text:span><text:span text:style-name="Source_20_Text"><text:span text:style-name="T21">any name you need to use with tag</text:span></text:span></text:p>
          <text:list>
            <text:list-item>
              <text:list>
                <text:list-item>
                  <text:p text:style-name="P9"><text:span text:style-name="Source_20_Text"><text:span text:style-name="T21">$ </text:span></text:span><text:span text:style-name="Source_20_Text"><text:span text:style-name="T15">docker build -t tomcatcjp:latest .</text:span></text:span></text:p>
                </text:list-item>
              </text:list>
            </text:list-item>
          </text:list>
          <text:p text:style-name="P7"/>
        </text:list-item>
        <text:list-item>
          <text:p text:style-name="P7"><text:soft-page-break/><text:span text:style-name="Source_20_Text"><text:span text:style-name="T16">build the container through repositary with docker container name as “tomcat8080”</text:span></text:span></text:p>
          <text:list>
            <text:list-item>
              <text:list>
                <text:list-item>
                  <text:p text:style-name="P21"><text:span text:style-name="T43">syntax:- </text:span>docker run -d -p userdefind_port:predefind_port –name <text:s/>userdefind_container_name <text:span text:style-name="T28">base</text:span>_image_name</text:p>
                </text:list-item>
                <text:list-item>
                  <text:p text:style-name="P22"><text:span text:style-name="T27">example:- </text:span><text:s/><text:span text:style-name="T43">$ </text:span>docker run -d -p 8080:8080 --name tomcat8080 <text:span text:style-name="T26">tomcatcjp:latest</text:span></text:p>
                </text:list-item>
              </text:list>
            </text:list-item>
          </text:list>
        </text:list-item>
        <text:list-item>
          <text:p text:style-name="P23"><text:span text:style-name="T37">Open </text:span><text:span text:style-name="T41">Local</text:span><text:span text:style-name="T37"> </text:span><text:span text:style-name="T39">T</text:span><text:span text:style-name="T38">erminal </text:span><text:span text:style-name="T34">then </text:span><text:span text:style-name="T35">follow</text:span><text:span text:style-name="T34"> the bellow </text:span><text:span text:style-name="T35">steps</text:span><text:span text:style-name="T39"> </text:span><text:span text:style-name="T36">for</text:span><text:span text:style-name="T40"> </text:span><text:span text:style-name="T36">copying a war file from local to AWS</text:span></text:p>
          <text:list>
            <text:list-item>
              <text:list>
                <text:list-item>
                  <text:p text:style-name="P16"><text:span text:style-name="T43">syntax:- </text:span>sudo scp -i <text:span text:style-name="T23">location of key file</text:span> <text:s text:c="2"/>l<text:span text:style-name="T23">ocation of war file</text:span> <text:s text:c="3"/><text:span text:style-name="T23">location of aws instance</text:span></text:p>
                </text:list-item>
                <text:list-item>
                  <text:p text:style-name="P10"><text:span text:style-name="T18">example is:- </text:span><text:span text:style-name="T19">$ </text:span>sudo scp -i /home/cjp/Docker.J/DockerKey.pem /home/cjp/PetApplication/webapps/petclinic.war <text:s/>ubuntu@ec2-35-163-48-136.us-west-2.compute.amazonaws.com:~/. </text:p>
                </text:list-item>
              </text:list>
            </text:list-item>
          </text:list>
        </text:list-item>
        <text:list-item>
          <text:p text:style-name="P13">then <text:span text:style-name="T13">follow</text:span> the bellow <text:span text:style-name="T13">steps</text:span> on <text:span text:style-name="T12">AWS</text:span><text:span text:style-name="T43"> </text:span><text:span text:style-name="T10">T</text:span><text:span text:style-name="T9">erminal </text:span><text:span text:style-name="T25">for</text:span><text:span text:style-name="T11"> </text:span><text:span text:style-name="T25">copying a war file from AWS to DOCKER to Webapps</text:span></text:p>
          <text:list>
            <text:list-item>
              <text:list>
                <text:list-item>
                  <text:p text:style-name="P17"><text:span text:style-name="T43">$ </text:span>cp /home/ubuntu/petclinic.war <text:s text:c="5"/>/home/ubuntu/Docker/ </text:p>
                </text:list-item>
                <text:list-item>
                  <text:p text:style-name="P18"><text:span text:style-name="T43">$ </text:span>docker cp /home/ubuntu/petclinic.war <text:s/>0f5aecd64b<text:span text:style-name="T24">15:/usr/local/tomcat/webapps </text:span></text:p>
                </text:list-item>
              </text:list>
            </text:list-item>
          </text:list>
        </text:list-item>
        <text:list-item>
          <text:p text:style-name="P15">open browser then enter </text:p>
          <text:list>
            <text:list-item>
              <text:list>
                <text:list-item>
                  <text:p text:style-name="P15"><text:span text:style-name="T43">syntax:- </text:span>public ip:portnumber/application</text:p>
                </text:list-item>
                <text:list-item>
                  <text:p text:style-name="P14">example:- http://35.163.48.136:8080/petclinic/</text:p>
                </text:list-item>
              </text:list>
            </text:list-item>
          </text:list>
        </text:list-item>
      </text:list>
      <text:p text:style-name="P1">From next time onword to run docker container follow the bellow command:-</text:p>
      <text:list xml:id="list3183135431287148701" text:style-name="L2">
        <text:list-item>
          <text:p text:style-name="P30"><text:s/>docker start container_id</text:p>
        </text:list-item>
        <text:list-item>
          <text:p text:style-name="P31">example:- <text:span text:style-name="T21">$</text:span> docker start 0f5aecd64b15 </text:p>
        </text:list-item>
      </text:list>
      <text:p text:style-name="P2">For Stoping:-</text:p>
      <text:list xml:id="list3863270459695922289" text:style-name="L3">
        <text:list-item>
          <text:p text:style-name="P32"><text:span text:style-name="T21">$ </text:span>docker <text:span text:style-name="T29">stop</text:span> container_id </text:p>
        </text:list-item>
      </text:list>
      <text:p text:style-name="P3">For <text:span text:style-name="T30">Removing docker containers</text:span>:-</text:p>
      <text:list xml:id="list8643210756907026703" text:style-name="L4">
        <text:list-item>
          <text:p text:style-name="P24"><text:span text:style-name="T43">$ </text:span>docker rm <text:span text:style-name="T32">container_id</text:span></text:p>
        </text:list-item>
        <text:list-item>
          <text:p text:style-name="P24"><text:span text:style-name="T33">$ </text:span><text:span text:style-name="T32">d</text:span><text:span text:style-name="T31">ocker rmi image</text:span><text:span text:style-name="T32">_id</text:span></text:p>
        </text:list-item>
      </text:list>
      <text:p text:style-name="P25">To delete all images and containers </text:p>
      <text:p text:style-name="P4">Delete all containers </text:p>
      <text:list xml:id="list2999995892231248176" text:style-name="L5">
        <text:list-item>
          <text:p text:style-name="P33"><text:span text:style-name="T42">$ </text:span>docker rm $(docker ps -a -q) </text:p>
        </text:list-item>
      </text:list>
      <text:p text:style-name="Text_20_body">Delete all images </text:p>
      <text:list xml:id="list6620783227054664682" text:style-name="L6">
        <text:list-item>
          <text:p text:style-name="P34"><text:span text:style-name="T42">$ </text:span>docker rmi $(docker images -q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7:38:33.136697113</dc:date>
    <meta:generator>LibreOffice/4.2.8.2$Linux_X86_64 LibreOffice_project/420m0$Build-2</meta:generator>
    <meta:editing-duration>PT8H59M6S</meta:editing-duration>
    <meta:editing-cycles>23</meta:editing-cycles>
    <meta:document-statistic meta:table-count="0" meta:image-count="0" meta:object-count="0" meta:page-count="2" meta:paragraph-count="51" meta:word-count="359" meta:character-count="2245" meta:non-whitespace-character-count="1949"/>
  </office:meta>
</office:document-meta>
</file>